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1Plus" svg:font-family="'Awami Nastaliq Alpha1Plus'" style:font-pitch="variable"/>
    <style:font-face style:name="Awami Nastaliq Alpha1Plus:agca=0" svg:font-family="'Awami Nastaliq Alpha1Plus:agca=0'" style:font-pitch="variable"/>
    <style:font-face style:name="Awami Nastaliq Alpha1Plus:agca=1" svg:font-family="'Awami Nastaliq Alpha1Plus:agca=1'" style:font-pitch="variable"/>
    <style:font-face style:name="Awami Nastaliq Alpha1Plus:agca=2" svg:font-family="'Awami Nastaliq Alpha1Plus:agca=2'" style:font-pitch="variable"/>
    <style:font-face style:name="Awami Nastaliq Alpha1Plus:hedo=0" svg:font-family="'Awami Nastaliq Alpha1Plus:hedo=0'" style:font-pitch="variable"/>
    <style:font-face style:name="Awami Nastaliq Alpha1Plus:hedo=1" svg:font-family="'Awami Nastaliq Alpha1Plus:hedo=1'" style:font-pitch="variable"/>
    <style:font-face style:name="Awami Nastaliq Alpha1Plus:hehk=0" svg:font-family="'Awami Nastaliq Alpha1Plus:hehk=0'" style:font-pitch="variable"/>
    <style:font-face style:name="Awami Nastaliq Alpha1Plus:hehk=1" svg:font-family="'Awami Nastaliq Alpha1Plus:hehk=1'" style:font-pitch="variable"/>
    <style:font-face style:name="Awami Nastaliq Alpha1Plus:invs=0" svg:font-family="'Awami Nastaliq Alpha1Plus:invs=0'" style:font-pitch="variable"/>
    <style:font-face style:name="Awami Nastaliq Alpha1Plus:invs=1" svg:font-family="'Awami Nastaliq Alpha1Plus:invs=1'" style:font-pitch="variable"/>
    <style:font-face style:name="Awami Nastaliq Alpha1Plus:olap=0" svg:font-family="'Awami Nastaliq Alpha1Plus:olap=0'" style:font-pitch="variable"/>
    <style:font-face style:name="Awami Nastaliq Alpha1Plus:olap=1" svg:font-family="'Awami Nastaliq Alpha1Plus:olap=1'" style:font-pitch="variable"/>
    <style:font-face style:name="Awami Nastaliq Alpha1Plus:olap=2" svg:font-family="'Awami Nastaliq Alpha1Plus:olap=2'" style:font-pitch="variable"/>
    <style:font-face style:name="Awami Nastaliq Alpha1Plus:olap=3" svg:font-family="'Awami Nastaliq Alpha1Plus:olap=3'" style:font-pitch="variable"/>
    <style:font-face style:name="Awami Nastaliq Alpha1Plus:wdsp=0" svg:font-family="'Awami Nastaliq Alpha1Plus:wdsp=0'" style:font-pitch="variable"/>
    <style:font-face style:name="Awami Nastaliq Alpha1Plus:wdsp=1" svg:font-family="'Awami Nastaliq Alpha1Plus:wdsp=1'" style:font-pitch="variable"/>
    <style:font-face style:name="Awami Nastaliq Alpha1Plus:wdsp=2" svg:font-family="'Awami Nastaliq Alpha1Plus:wdsp=2'" style:font-pitch="variable"/>
    <style:font-face style:name="Awami Nastaliq Alpha1Plus:wdsp=3" svg:font-family="'Awami Nastaliq Alpha1Plus:wdsp=3'" style:font-pitch="variable"/>
    <style:font-face style:name="Awami Nastaliq Alpha1Plus:wdsp=4" svg:font-family="'Awami Nastaliq Alpha1Plus:wdsp=4'" style:font-pitch="variable"/>
    <style:font-face style:name="Awami Nastaliq Alpha2" svg:font-family="'Awami Nastaliq Alpha2'" style:font-pitch="variable"/>
    <style:font-face style:name="Awami Nastaliq Alpha2:agca=0" svg:font-family="'Awami Nastaliq Alpha2:agca=0'" style:font-pitch="variable"/>
    <style:font-face style:name="Awami Nastaliq Alpha2:agca=1" svg:font-family="'Awami Nastaliq Alpha2:agca=1'" style:font-pitch="variable"/>
    <style:font-face style:name="Awami Nastaliq Alpha2:agca=2" svg:font-family="'Awami Nastaliq Alpha2:agca=2'" style:font-pitch="variable"/>
    <style:font-face style:name="Awami Nastaliq Alpha2:cv78=0" svg:font-family="'Awami Nastaliq Alpha2:cv78=0'" style:font-pitch="variable"/>
    <style:font-face style:name="Awami Nastaliq Alpha2:cv78=1" svg:font-family="'Awami Nastaliq Alpha2:cv78=1'" style:font-pitch="variable"/>
    <style:font-face style:name="Awami Nastaliq Alpha2:cv78=2" svg:font-family="'Awami Nastaliq Alpha2:cv78=2'" style:font-pitch="variable"/>
    <style:font-face style:name="Awami Nastaliq Alpha2:dbgf=0" svg:font-family="'Awami Nastaliq Alpha2:dbgf=0'" style:font-pitch="variable"/>
    <style:font-face style:name="Awami Nastaliq Alpha2:dbgf=1" svg:font-family="'Awami Nastaliq Alpha2:dbgf=1'" style:font-pitch="variable"/>
    <style:font-face style:name="Awami Nastaliq Alpha2:hedo=0" svg:font-family="'Awami Nastaliq Alpha2:hedo=0'" style:font-pitch="variable"/>
    <style:font-face style:name="Awami Nastaliq Alpha2:hedo=1" svg:font-family="'Awami Nastaliq Alpha2:hedo=1'" style:font-pitch="variable"/>
    <style:font-face style:name="Awami Nastaliq Alpha2:hehk=0" svg:font-family="'Awami Nastaliq Alpha2:hehk=0'" style:font-pitch="variable"/>
    <style:font-face style:name="Awami Nastaliq Alpha2:hehk=1" svg:font-family="'Awami Nastaliq Alpha2:hehk=1'" style:font-pitch="variable"/>
    <style:font-face style:name="Awami Nastaliq Alpha2:invs=0" svg:font-family="'Awami Nastaliq Alpha2:invs=0'" style:font-pitch="variable"/>
    <style:font-face style:name="Awami Nastaliq Alpha2:invs=1" svg:font-family="'Awami Nastaliq Alpha2:invs=1'" style:font-pitch="variable"/>
    <style:font-face style:name="Awami Nastaliq Alpha2:olap=0" svg:font-family="'Awami Nastaliq Alpha2:olap=0'" style:font-pitch="variable"/>
    <style:font-face style:name="Awami Nastaliq Alpha2:olap=1" svg:font-family="'Awami Nastaliq Alpha2:olap=1'" style:font-pitch="variable"/>
    <style:font-face style:name="Awami Nastaliq Alpha2:olap=2" svg:font-family="'Awami Nastaliq Alpha2:olap=2'" style:font-pitch="variable"/>
    <style:font-face style:name="Awami Nastaliq Alpha2:olap=3" svg:font-family="'Awami Nastaliq Alpha2:olap=3'" style:font-pitch="variable"/>
    <style:font-face style:name="Awami Nastaliq Alpha2:wdsp=0" svg:font-family="'Awami Nastaliq Alpha2:wdsp=0'" style:font-pitch="variable"/>
    <style:font-face style:name="Awami Nastaliq Alpha2:wdsp=1" svg:font-family="'Awami Nastaliq Alpha2:wdsp=1'" style:font-pitch="variable"/>
    <style:font-face style:name="Awami Nastaliq Alpha2:wdsp=2" svg:font-family="'Awami Nastaliq Alpha2:wdsp=2'" style:font-pitch="variable"/>
    <style:font-face style:name="Awami Nastaliq Alpha2:wdsp=3" svg:font-family="'Awami Nastaliq Alpha2:wdsp=3'" style:font-pitch="variable"/>
    <style:font-face style:name="Awami Nastaliq Alpha2:wdsp=4" svg:font-family="'Awami Nastaliq Alpha2: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shadow="none"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1.5493in"/>
    </style:style>
    <style:style style:name="Table1.D" style:family="table-column">
      <style:table-column-properties style:column-width="4.2868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5" style:family="table-row">
      <style:table-row-properties style:min-row-height="1.0938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paragraph-rsid="00176b9f"/>
    </style:style>
    <style:style style:name="P3" style:family="paragraph" style:parent-style-name="Standard">
      <style:paragraph-properties fo:margin-top="0in" fo:margin-bottom="0in" loext:contextual-spacing="false" fo:line-height="100%"/>
      <style:text-properties fo:font-weight="bold" style:font-weight-asian="bold" style:font-weight-complex="bold"/>
    </style:style>
    <style:style style:name="P4" style:family="paragraph" style:parent-style-name="Standard">
      <style:paragraph-properties fo:margin-top="0in" fo:margin-bottom="0in" loext:contextual-spacing="false" fo:line-height="100%"/>
      <style:text-properties officeooo:rsid="001903fe"/>
    </style:style>
    <style:style style:name="P5"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6"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hehk=0" style:font-size-complex="18pt"/>
    </style:style>
    <style:style style:name="P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 style:font-size-complex="18pt"/>
    </style:style>
    <style:style style:name="P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hedo=0" style:font-size-complex="18pt"/>
    </style:style>
    <style:style style:name="P1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hedo=1" style:font-size-complex="18pt"/>
    </style:style>
    <style:style style:name="P11"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Alpha2:cv78=1" style:font-size-complex="18pt"/>
    </style:style>
    <style:style style:name="P12"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Alpha2:cv78=2" style:font-size-complex="18pt"/>
    </style:style>
    <style:style style:name="P1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olap=0" style:font-size-complex="18pt"/>
    </style:style>
    <style:style style:name="P1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olap=1" style:font-size-complex="18pt"/>
    </style:style>
    <style:style style:name="P1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olap=2" style:font-size-complex="18pt"/>
    </style:style>
    <style:style style:name="P16"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olap=3" style:font-size-complex="18pt"/>
    </style:style>
    <style:style style:name="P1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0" style:font-size-complex="18pt"/>
    </style:style>
    <style:style style:name="P1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1" style:font-size-complex="18pt"/>
    </style:style>
    <style:style style:name="P1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2" style:font-size-complex="18pt"/>
    </style:style>
    <style:style style:name="P2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3" style:font-size-complex="18pt"/>
    </style:style>
    <style:style style:name="P2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4" style:font-size-complex="18pt"/>
    </style:style>
    <style:style style:name="P2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0" style:font-size-complex="18pt"/>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1" style:font-size-complex="18pt"/>
    </style:style>
    <style:style style:name="P2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2" style:font-size-complex="18pt"/>
    </style:style>
    <style:style style:name="P2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invs=0" style:font-size-complex="18pt"/>
    </style:style>
    <style:style style:name="P26"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invs=1" style:font-size-complex="18pt"/>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dbgf=0"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dbgf=1" style:font-size-complex="18pt"/>
    </style:style>
    <style:style style:name="P29" style:family="paragraph" style:parent-style-name="Standard">
      <style:text-properties officeooo:rsid="001d7b04" officeooo:paragraph-rsid="0025cc8f"/>
    </style:style>
    <style:style style:name="P30" style:family="paragraph" style:parent-style-name="Standard">
      <style:text-properties officeooo:rsid="001d7b04" officeooo:paragraph-rsid="002601fb"/>
    </style:style>
    <style:style style:name="P31" style:family="paragraph" style:parent-style-name="Standard">
      <style:text-properties officeooo:rsid="001d7b04" officeooo:paragraph-rsid="00267d79"/>
    </style:style>
    <style:style style:name="P32" style:family="paragraph" style:parent-style-name="Standard">
      <style:text-properties officeooo:rsid="002601fb" officeooo:paragraph-rsid="002601fb"/>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style:text-properties officeooo:paragraph-rsid="00267d79"/>
    </style:style>
    <style:style style:name="P35" style:family="paragraph" style:parent-style-name="Standard">
      <style:paragraph-properties fo:margin-top="0in" fo:margin-bottom="0in" loext:contextual-spacing="false" fo:line-height="100%"/>
      <style:text-properties officeooo:rsid="002410e4" officeooo:paragraph-rsid="002410e4"/>
    </style:style>
    <style:style style:name="P36" style:family="paragraph" style:parent-style-name="Standard">
      <style:paragraph-properties fo:margin-top="0in" fo:margin-bottom="0in" loext:contextual-spacing="false" fo:line-height="100%"/>
      <style:text-properties fo:font-size="9pt" officeooo:rsid="00267d79" officeooo:paragraph-rsid="00267d79" style:font-size-asian="9pt" style:font-size-complex="9pt"/>
    </style:style>
    <style:style style:name="P37" style:family="paragraph" style:parent-style-name="Heading_20_1" style:master-page-name="Standard">
      <style:paragraph-properties style:page-number="auto"/>
      <style:text-properties officeooo:paragraph-rsid="002601fb"/>
    </style:style>
    <style:style style:name="P38"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span text:style-name="T11">Font Features for </text:span>Awami Nastaliq</text:h>
      <text:p text:style-name="P29"><text:bookmark text:name="_GoBack"/><text:span text:style-name="T9">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span></text:p>
      <text:p text:style-name="P31"><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0">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2">If you wish to apply two (or more) features, you can separate them with an “&amp;”. Thus, “<text:span text:style-name="T10">Awami Nastaliq:hehk=0</text:span>&amp;hedo=1” would apply the “Hook on medial heh-goal” feature plus the “Initial heh doachashmee” feature.</text:p>
      <text:p text:style-name="P32">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2"/>
      <text:p text:style-name="P32">The following font features are available in Awami Nastaliq:</text:p>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Feature Name</text:p>
          </table:table-cell>
          <table:table-cell table:style-name="Table1.A1" office:value-type="string">
            <text:p text:style-name="P3">Feature ID</text:p>
          </table:table-cell>
          <table:table-cell table:style-name="Table1.A1" office:value-type="string">
            <text:p text:style-name="P3">Value</text:p>
          </table:table-cell>
          <table:table-cell table:style-name="Table1.D1" office:value-type="string">
            <text:p text:style-name="P3">Test Sample</text:p>
          </table:table-cell>
        </table:table-row>
        <table:table-row table:style-name="Table1.1">
          <table:table-cell table:style-name="Table1.A2" table:number-rows-spanned="2" office:value-type="string">
            <text:p text:style-name="P1">Hook on medial heh-goal</text:p>
            <text:p text:style-name="P5">(U+06C1, <text:span text:style-name="T7">U+06C2???</text:span>)</text:p>
          </table:table-cell>
          <table:table-cell table:style-name="Table1.A2" office:value-type="string">
            <text:p text:style-name="P1">hehk</text:p>
          </table:table-cell>
          <table:table-cell table:style-name="Table1.A2" office:value-type="string">
            <text:p text:style-name="P1"><text:span text:style-name="T1">0=</text:span>False</text:p>
            <text:p text:style-name="P36">XeTeX: “Awami Nastaliq/GR:hehk=False”</text:p>
          </table:table-cell>
          <table:table-cell table:style-name="Table1.D2" office:value-type="string">
            <text:p text:style-name="P7">ھہتھ</text:p>
          </table:table-cell>
        </table:table-row>
        <table:table-row table:style-name="Table1.1">
          <table:covered-table-cell/>
          <table:table-cell table:style-name="Table1.A2" office:value-type="string">
            <text:p text:style-name="P1"/>
          </table:table-cell>
          <table:table-cell table:style-name="Table1.A2" office:value-type="string">
            <text:p text:style-name="P2"><text:span text:style-name="T1">1=</text:span>True (default)</text:p>
          </table:table-cell>
          <table:table-cell table:style-name="Table1.D2" office:value-type="string">
            <text:p text:style-name="P8">ھہتھ</text:p>
          </table:table-cell>
        </table:table-row>
        <text:soft-page-break/>
        <table:table-row table:style-name="Table1.1">
          <table:table-cell table:style-name="Table1.A2" table:number-rows-spanned="2" office:value-type="string">
            <text:p text:style-name="P1">Initial heh doachashmee</text:p>
            <text:p text:style-name="P6">(U+06BE)</text:p>
          </table:table-cell>
          <table:table-cell table:style-name="Table1.A2" office:value-type="string">
            <text:p text:style-name="P1">hedo</text:p>
          </table:table-cell>
          <table:table-cell table:style-name="Table1.A2" office:value-type="string">
            <text:p text:style-name="P1"><text:span text:style-name="T2">0=</text:span>Heart shape (default)</text:p>
          </table:table-cell>
          <table:table-cell table:style-name="Table1.D2" office:value-type="string">
            <text:p text:style-name="P9">ودھارے <text:s/>پڑھ <text:s/>اہتھ <text:s/>رکھڋ <text:s/>سمجھ <text:s/>جتھاں</text:p>
          </table:table-cell>
        </table:table-row>
        <table:table-row table:style-name="Table1.1">
          <table:covered-table-cell/>
          <table:table-cell table:style-name="Table1.A2" office:value-type="string">
            <text:p text:style-name="P1"/>
          </table:table-cell>
          <table:table-cell table:style-name="Table1.A2" office:value-type="string">
            <text:p text:style-name="P1"><text:span text:style-name="T2">1=</text:span>Round</text:p>
            <text:p text:style-name="P36">XeTeX: “Awami Nastaliq/GR:hedo=Round”</text:p>
          </table:table-cell>
          <table:table-cell table:style-name="Table1.D2" office:value-type="string">
            <text:p text:style-name="P10">ودھارے <text:s/>پڑھ <text:s/>اہتھ <text:s/>رکھڋ <text:s/>سمجھ <text:s/>جتھاں</text:p>
          </table:table-cell>
        </table:table-row>
        <table:table-row table:style-name="Table1.1">
          <table:table-cell table:style-name="Table1.A2" table:number-rows-spanned="2" office:value-type="string">
            <text:p text:style-name="P35">Sukun/Jazm</text:p>
          </table:table-cell>
          <table:table-cell table:style-name="Table1.A2" office:value-type="string">
            <text:p text:style-name="P35">cv78</text:p>
          </table:table-cell>
          <table:table-cell table:style-name="Table1.A2" office:value-type="string">
            <text:p text:style-name="P35"><text:span text:style-name="T8">1=</text:span>Open down <text:span text:style-name="T8">(default)</text:span></text:p>
          </table:table-cell>
          <table:table-cell table:style-name="Table1.D2" office:value-type="string">
            <text:p text:style-name="P11">بْ</text:p>
          </table:table-cell>
        </table:table-row>
        <table:table-row table:style-name="Table1.1">
          <table:covered-table-cell/>
          <table:table-cell table:style-name="Table1.A2" office:value-type="string">
            <text:p text:style-name="P1"/>
          </table:table-cell>
          <table:table-cell table:style-name="Table1.A2" office:value-type="string">
            <text:p text:style-name="P35"><text:span text:style-name="T8">2=</text:span>Open left</text:p>
            <text:p text:style-name="P36">XeTeX: “Awami Nastaliq/GR:cv78=Open left”</text:p>
          </table:table-cell>
          <table:table-cell table:style-name="Table1.D2" office:value-type="string">
            <text:p text:style-name="P12">بْ</text:p>
          </table:table-cell>
        </table:table-row>
        <table:table-row table:style-name="Table1.1">
          <table:table-cell table:style-name="Table1.A2" table:number-rows-spanned="5" office:value-type="string">
            <text:p text:style-name="P1">Word spacing</text:p>
          </table:table-cell>
          <table:table-cell table:style-name="Table1.A2" table:number-rows-spanned="5" office:value-type="string">
            <text:p text:style-name="P1">wdsp</text:p>
          </table:table-cell>
          <table:table-cell table:style-name="Table1.A2" office:value-type="string">
            <text:p text:style-name="P1"><text:span text:style-name="T3">0=</text:span>Extra Tight (default)</text:p>
          </table:table-cell>
          <table:table-cell table:style-name="Table1.D2" office:value-type="string">
            <text:p text:style-name="P17">میں بھی</text:p>
          </table:table-cell>
        </table:table-row>
        <table:table-row table:style-name="Table1.1">
          <table:covered-table-cell/>
          <table:covered-table-cell/>
          <table:table-cell table:style-name="Table1.A2" office:value-type="string">
            <text:p text:style-name="P34"><text:span text:style-name="T3">1=</text:span>Tight</text:p>
            <text:p text:style-name="P36">XeTeX: “Awami Nastaliq/GR:wdsp=Tight”</text:p>
          </table:table-cell>
          <table:table-cell table:style-name="Table1.D2" office:value-type="string">
            <text:p text:style-name="P18">میں بھی</text:p>
          </table:table-cell>
        </table:table-row>
        <table:table-row table:style-name="Table1.1">
          <table:covered-table-cell/>
          <table:covered-table-cell/>
          <table:table-cell table:style-name="Table1.A2" office:value-type="string">
            <text:p text:style-name="P34"><text:span text:style-name="T3">2=</text:span>Medium</text:p>
            <text:p text:style-name="P36">XeTeX: “Awami Nastaliq/GR:wdsp=Medium”</text:p>
          </table:table-cell>
          <table:table-cell table:style-name="Table1.D2" office:value-type="string">
            <text:p text:style-name="P19">میں بھی</text:p>
          </table:table-cell>
        </table:table-row>
        <table:table-row table:style-name="Table1.1">
          <table:covered-table-cell/>
          <table:covered-table-cell/>
          <table:table-cell table:style-name="Table1.A2" office:value-type="string">
            <text:p text:style-name="P34"><text:span text:style-name="T3">3=</text:span>Wide</text:p>
            <text:p text:style-name="P36">XeTeX: “Awami Nastaliq/GR:wdsp=Wide”</text:p>
          </table:table-cell>
          <table:table-cell table:style-name="Table1.D2" office:value-type="string">
            <text:p text:style-name="P20">میں بھی</text:p>
          </table:table-cell>
        </table:table-row>
        <table:table-row table:style-name="Table1.1">
          <table:covered-table-cell/>
          <table:covered-table-cell/>
          <table:table-cell table:style-name="Table1.A2" office:value-type="string">
            <text:p text:style-name="P34"><text:span text:style-name="T3">4=</text:span>Extra Wide</text:p>
            <text:p text:style-name="P36">XeTeX: “Awami Nastaliq/GR:wdsp=Extra Wide”</text:p>
          </table:table-cell>
          <table:table-cell table:style-name="Table1.D2" office:value-type="string">
            <text:p text:style-name="P21">میں بھی</text:p>
          </table:table-cell>
        </table:table-row>
        <text:soft-page-break/>
        <table:table-row table:style-name="Table1.1">
          <table:table-cell table:style-name="Table1.A2" table:number-rows-spanned="3" office:value-type="string">
            <text:p text:style-name="P1">Collision avoidance</text:p>
          </table:table-cell>
          <table:table-cell table:style-name="Table1.A2" table:number-rows-spanned="3" office:value-type="string">
            <text:p text:style-name="P1">agca</text:p>
          </table:table-cell>
          <table:table-cell table:style-name="Table1.A2" office:value-type="string">
            <text:p text:style-name="P34"><text:span text:style-name="T4">0=</text:span>Off</text:p>
            <text:p text:style-name="P36">XeTeX: “Awami Nastaliq/GR:agca=Off”</text:p>
          </table:table-cell>
          <table:table-cell table:style-name="Table1.D2" office:value-type="string">
            <text:p text:style-name="P22">قِیلِیقِیہصُوبِئیں</text:p>
          </table:table-cell>
        </table:table-row>
        <table:table-row table:style-name="Table1.1">
          <table:covered-table-cell/>
          <table:covered-table-cell/>
          <table:table-cell table:style-name="Table1.A2" office:value-type="string">
            <text:p text:style-name="P34"><text:span text:style-name="T4">1=</text:span>Kern only</text:p>
            <text:p text:style-name="P36">XeTeX: “Awami Nastaliq/GR:agca=Kern only”</text:p>
          </table:table-cell>
          <table:table-cell table:style-name="Table1.D2" office:value-type="string">
            <text:p text:style-name="P23">قِیلِیقِیہصُوبِئیں</text:p>
          </table:table-cell>
        </table:table-row>
        <table:table-row table:style-name="Table1.15">
          <table:covered-table-cell/>
          <table:covered-table-cell/>
          <table:table-cell table:style-name="Table1.A2" office:value-type="string">
            <text:p text:style-name="P1"><text:span text:style-name="T4">2=</text:span>On <text:span text:style-name="T6">(default)</text:span></text:p>
          </table:table-cell>
          <table:table-cell table:style-name="Table1.D2" office:value-type="string">
            <text:p text:style-name="P24">قِیلِیقِیہصُوبِئیں</text:p>
          </table:table-cell>
        </table:table-row>
        <table:table-row table:style-name="Table1.1">
          <table:table-cell table:style-name="Table1.A2" table:number-rows-spanned="2" office:value-type="string">
            <text:p text:style-name="P1">Show spaces for debugging</text:p>
          </table:table-cell>
          <table:table-cell table:style-name="Table1.A2" table:number-rows-spanned="2" office:value-type="string">
            <text:p text:style-name="P1">invs</text:p>
          </table:table-cell>
          <table:table-cell table:style-name="Table1.A2" office:value-type="string">
            <text:p text:style-name="P4">0=False</text:p>
          </table:table-cell>
          <table:table-cell table:style-name="Table1.D2" office:value-type="string">
            <text:p text:style-name="P25">متن درج</text:p>
          </table:table-cell>
        </table:table-row>
        <table:table-row table:style-name="Table1.1">
          <table:covered-table-cell/>
          <table:covered-table-cell/>
          <table:table-cell table:style-name="Table1.A2" office:value-type="string">
            <text:p text:style-name="P1"><text:span text:style-name="T5">1=</text:span>True</text:p>
          </table:table-cell>
          <table:table-cell table:style-name="Table1.D2" office:value-type="string">
            <text:p text:style-name="P26">متن درج</text:p>
          </table:table-cell>
        </table:table-row>
        <table:table-row table:style-name="Table1.1">
          <table:table-cell table:style-name="Table1.A2" table:number-rows-spanned="2" office:value-type="string">
            <text:p text:style-name="P1">Gaf stroke</text:p>
          </table:table-cell>
          <table:table-cell table:style-name="Table1.A2" table:number-rows-spanned="2" office:value-type="string">
            <text:p text:style-name="P1">dbgf</text:p>
          </table:table-cell>
          <table:table-cell table:style-name="Table1.A2" office:value-type="string">
            <text:p text:style-name="P1">Composed</text:p>
          </table:table-cell>
          <table:table-cell table:style-name="Table1.D2" office:value-type="string">
            <text:p text:style-name="P27">گھن کھڻ</text:p>
          </table:table-cell>
        </table:table-row>
        <table:table-row table:style-name="Table1.1">
          <table:covered-table-cell/>
          <table:covered-table-cell/>
          <table:table-cell table:style-name="Table1.A2" office:value-type="string">
            <text:p text:style-name="P1">Decomposed</text:p>
          </table:table-cell>
          <table:table-cell table:style-name="Table1.D2" office:value-type="string">
            <text:p text:style-name="P28">گھن کھڻ</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1Plus" svg:font-family="'Awami Nastaliq Alpha1Plus'" style:font-pitch="variable"/>
    <style:font-face style:name="Awami Nastaliq Alpha1Plus:agca=0" svg:font-family="'Awami Nastaliq Alpha1Plus:agca=0'" style:font-pitch="variable"/>
    <style:font-face style:name="Awami Nastaliq Alpha1Plus:agca=1" svg:font-family="'Awami Nastaliq Alpha1Plus:agca=1'" style:font-pitch="variable"/>
    <style:font-face style:name="Awami Nastaliq Alpha1Plus:agca=2" svg:font-family="'Awami Nastaliq Alpha1Plus:agca=2'" style:font-pitch="variable"/>
    <style:font-face style:name="Awami Nastaliq Alpha1Plus:hedo=0" svg:font-family="'Awami Nastaliq Alpha1Plus:hedo=0'" style:font-pitch="variable"/>
    <style:font-face style:name="Awami Nastaliq Alpha1Plus:hedo=1" svg:font-family="'Awami Nastaliq Alpha1Plus:hedo=1'" style:font-pitch="variable"/>
    <style:font-face style:name="Awami Nastaliq Alpha1Plus:hehk=0" svg:font-family="'Awami Nastaliq Alpha1Plus:hehk=0'" style:font-pitch="variable"/>
    <style:font-face style:name="Awami Nastaliq Alpha1Plus:hehk=1" svg:font-family="'Awami Nastaliq Alpha1Plus:hehk=1'" style:font-pitch="variable"/>
    <style:font-face style:name="Awami Nastaliq Alpha1Plus:invs=0" svg:font-family="'Awami Nastaliq Alpha1Plus:invs=0'" style:font-pitch="variable"/>
    <style:font-face style:name="Awami Nastaliq Alpha1Plus:invs=1" svg:font-family="'Awami Nastaliq Alpha1Plus:invs=1'" style:font-pitch="variable"/>
    <style:font-face style:name="Awami Nastaliq Alpha1Plus:olap=0" svg:font-family="'Awami Nastaliq Alpha1Plus:olap=0'" style:font-pitch="variable"/>
    <style:font-face style:name="Awami Nastaliq Alpha1Plus:olap=1" svg:font-family="'Awami Nastaliq Alpha1Plus:olap=1'" style:font-pitch="variable"/>
    <style:font-face style:name="Awami Nastaliq Alpha1Plus:olap=2" svg:font-family="'Awami Nastaliq Alpha1Plus:olap=2'" style:font-pitch="variable"/>
    <style:font-face style:name="Awami Nastaliq Alpha1Plus:olap=3" svg:font-family="'Awami Nastaliq Alpha1Plus:olap=3'" style:font-pitch="variable"/>
    <style:font-face style:name="Awami Nastaliq Alpha1Plus:wdsp=0" svg:font-family="'Awami Nastaliq Alpha1Plus:wdsp=0'" style:font-pitch="variable"/>
    <style:font-face style:name="Awami Nastaliq Alpha1Plus:wdsp=1" svg:font-family="'Awami Nastaliq Alpha1Plus:wdsp=1'" style:font-pitch="variable"/>
    <style:font-face style:name="Awami Nastaliq Alpha1Plus:wdsp=2" svg:font-family="'Awami Nastaliq Alpha1Plus:wdsp=2'" style:font-pitch="variable"/>
    <style:font-face style:name="Awami Nastaliq Alpha1Plus:wdsp=3" svg:font-family="'Awami Nastaliq Alpha1Plus:wdsp=3'" style:font-pitch="variable"/>
    <style:font-face style:name="Awami Nastaliq Alpha1Plus:wdsp=4" svg:font-family="'Awami Nastaliq Alpha1Plus:wdsp=4'" style:font-pitch="variable"/>
    <style:font-face style:name="Awami Nastaliq Alpha2" svg:font-family="'Awami Nastaliq Alpha2'" style:font-pitch="variable"/>
    <style:font-face style:name="Awami Nastaliq Alpha2:agca=0" svg:font-family="'Awami Nastaliq Alpha2:agca=0'" style:font-pitch="variable"/>
    <style:font-face style:name="Awami Nastaliq Alpha2:agca=1" svg:font-family="'Awami Nastaliq Alpha2:agca=1'" style:font-pitch="variable"/>
    <style:font-face style:name="Awami Nastaliq Alpha2:agca=2" svg:font-family="'Awami Nastaliq Alpha2:agca=2'" style:font-pitch="variable"/>
    <style:font-face style:name="Awami Nastaliq Alpha2:cv78=0" svg:font-family="'Awami Nastaliq Alpha2:cv78=0'" style:font-pitch="variable"/>
    <style:font-face style:name="Awami Nastaliq Alpha2:cv78=1" svg:font-family="'Awami Nastaliq Alpha2:cv78=1'" style:font-pitch="variable"/>
    <style:font-face style:name="Awami Nastaliq Alpha2:cv78=2" svg:font-family="'Awami Nastaliq Alpha2:cv78=2'" style:font-pitch="variable"/>
    <style:font-face style:name="Awami Nastaliq Alpha2:dbgf=0" svg:font-family="'Awami Nastaliq Alpha2:dbgf=0'" style:font-pitch="variable"/>
    <style:font-face style:name="Awami Nastaliq Alpha2:dbgf=1" svg:font-family="'Awami Nastaliq Alpha2:dbgf=1'" style:font-pitch="variable"/>
    <style:font-face style:name="Awami Nastaliq Alpha2:hedo=0" svg:font-family="'Awami Nastaliq Alpha2:hedo=0'" style:font-pitch="variable"/>
    <style:font-face style:name="Awami Nastaliq Alpha2:hedo=1" svg:font-family="'Awami Nastaliq Alpha2:hedo=1'" style:font-pitch="variable"/>
    <style:font-face style:name="Awami Nastaliq Alpha2:hehk=0" svg:font-family="'Awami Nastaliq Alpha2:hehk=0'" style:font-pitch="variable"/>
    <style:font-face style:name="Awami Nastaliq Alpha2:hehk=1" svg:font-family="'Awami Nastaliq Alpha2:hehk=1'" style:font-pitch="variable"/>
    <style:font-face style:name="Awami Nastaliq Alpha2:invs=0" svg:font-family="'Awami Nastaliq Alpha2:invs=0'" style:font-pitch="variable"/>
    <style:font-face style:name="Awami Nastaliq Alpha2:invs=1" svg:font-family="'Awami Nastaliq Alpha2:invs=1'" style:font-pitch="variable"/>
    <style:font-face style:name="Awami Nastaliq Alpha2:olap=0" svg:font-family="'Awami Nastaliq Alpha2:olap=0'" style:font-pitch="variable"/>
    <style:font-face style:name="Awami Nastaliq Alpha2:olap=1" svg:font-family="'Awami Nastaliq Alpha2:olap=1'" style:font-pitch="variable"/>
    <style:font-face style:name="Awami Nastaliq Alpha2:olap=2" svg:font-family="'Awami Nastaliq Alpha2:olap=2'" style:font-pitch="variable"/>
    <style:font-face style:name="Awami Nastaliq Alpha2:olap=3" svg:font-family="'Awami Nastaliq Alpha2:olap=3'" style:font-pitch="variable"/>
    <style:font-face style:name="Awami Nastaliq Alpha2:wdsp=0" svg:font-family="'Awami Nastaliq Alpha2:wdsp=0'" style:font-pitch="variable"/>
    <style:font-face style:name="Awami Nastaliq Alpha2:wdsp=1" svg:font-family="'Awami Nastaliq Alpha2:wdsp=1'" style:font-pitch="variable"/>
    <style:font-face style:name="Awami Nastaliq Alpha2:wdsp=2" svg:font-family="'Awami Nastaliq Alpha2:wdsp=2'" style:font-pitch="variable"/>
    <style:font-face style:name="Awami Nastaliq Alpha2:wdsp=3" svg:font-family="'Awami Nastaliq Alpha2:wdsp=3'" style:font-pitch="variable"/>
    <style:font-face style:name="Awami Nastaliq Alpha2:wdsp=4" svg:font-family="'Awami Nastaliq Alpha2: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Font Features for Awami Nastaliq<text:tab/><text:tab/>June 1, 2016<text:tab/><text:tab/><text:tab/><text:tab/><text:tab/><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30</meta:editing-cycles>
    <meta:creation-date>2016-04-26T15:05:00</meta:creation-date>
    <dc:date>2016-06-01T15:52:19.190000000</dc:date>
    <meta:editing-duration>PT2H15M18S</meta:editing-duration>
    <meta:generator>LibreOfficeDev/5.2.0.0.alpha1$Windows_X86_64 LibreOffice_project/902b28a39528b6c92602e9b521a1d0861be1caf9</meta:generator>
    <meta:document-statistic meta:table-count="1" meta:image-count="0" meta:object-count="0" meta:page-count="3" meta:paragraph-count="73" meta:word-count="361" meta:character-count="2450" meta:non-whitespace-character-count="2144"/>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